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Francisco Molina Sánche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directa y simple, a pesar de las distintas interacciones mantiene una línea de sencillez en el desarrollo de controladores y servicios. Aprovecha bien los conceptos vistos en clase.</text:p>
      <text:p text:style-name="Text_20_body">Arquitectura correcta y configuración completa. Muy buen empleo de comentarios.</text:p>
      <text:h text:style-name="Heading_20_2" text:outline-level="2">Anotaciones</text:h>
      <text:p text:style-name="Text_20_body">RF:</text:p>
      <text:list xml:id="list2271840699972983573" text:style-name="L2">
        <text:list-item>
          <text:p text:style-name="P2">Acceso correcto, validación</text:p>
        </text:list-item>
        <text:list-item>
          <text:p text:style-name="P2">Bien interacción con usuario, mensajes claros</text:p>
        </text:list-item>
        <text:list-item>
          <text:p text:style-name="P2">Extendidos:</text:p>
        </text:list-item>
      </text:list>
      <text:list xml:id="list8231492673799012436" text:style-name="L3">
        <text:list-item>
          <text:p text:style-name="P3">Registro y control de autorización</text:p>
        </text:list-item>
      </text:list>
      <text:p text:style-name="Text_20_body"/>
      <text:p text:style-name="Text_20_body">RNF:</text:p>
      <text:list xml:id="list5511489896336773506" text:style-name="L5">
        <text:list-item>
          <text:p text:style-name="P5">Buen empleo de asociaciones simples e inversas en casos puntuales</text:p>
        </text:list-item>
        <text:list-item>
          <text:p text:style-name="P5">DAOs claros, operaciones atómicas. Empleo correcto de HQL</text:p>
        </text:list-item>
        <text:list-item>
          <text:p text:style-name="P5">Configuración completa</text:p>
        </text:list-item>
        <text:list-item>
          <text:p text:style-name="P5">Buena definición de internacionalización</text:p>
        </text:list-item>
        <text:list-item>
          <text:p text:style-name="P5">Extendidos:</text:p>
        </text:list-item>
      </text:list>
      <text:list xml:id="list1269172968705896966" text:style-name="L6">
        <text:list-item>
          <text:p text:style-name="P6">Diseño BS con tiles, mejora en el empleo de tiles comodín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5217394644555523345" text:style-name="L1">
        <text:list-item>
          <text:p text:style-name="P1">Reducir el título en menú</text:p>
        </text:list-item>
        <text:list-item>
          <text:p text:style-name="P1">Qué hace el botón Limpiar?</text:p>
        </text:list-item>
        <text:list-item>
          <text:p text:style-name="P1">No incluir descripción de juego en tabla (larga)</text:p>
        </text:list-item>
        <text:list-item>
          <text:p text:style-name="P1">Ídem para comentario de análisis (ellipsize?)</text:p>
        </text:list-item>
        <text:list-item>
          <text:p text:style-name="P1">Mensaje no se puede eliminar arriba</text:p>
        </text:list-item>
        <text:list-item>
          <text:p text:style-name="P1">Ordenar análisis por fecha desc? La hora parece no correcta</text:p>
        </text:list-item>
      </text:list>
      <text:p text:style-name="Text_20_body"><text:soft-page-break/></text:p>
      <text:p text:style-name="Text_20_body">Navegación / Usabilidad</text:p>
      <text:list xml:id="list762360192" text:continue-numbering="true" text:style-name="L1">
        <text:list-item>
          <text:p text:style-name="P1">Notificar tras agregar juego</text:p>
        </text:list-item>
        <text:list-item>
          <text:p text:style-name="P1">El usuario se puede perder con todos los enlaces disponibles</text:p>
        </text:list-item>
        <text:list-item>
          <text:p text:style-name="P1">Notificar de análisis existente antes de formulario</text:p>
        </text:list-item>
      </text:list>
      <text:p text:style-name="Text_20_body"/>
      <text:p text:style-name="Text_20_body">RF:</text:p>
      <text:list xml:id="list8612602990554521475" text:style-name="L4">
        <text:list-item>
          <text:p text:style-name="P4">Edición de categorías</text:p>
        </text:list-item>
      </text:list>
      <text:p text:style-name="Text_20_body"/>
      <text:p text:style-name="Text_20_body">RNF:</text:p>
      <text:list xml:id="list7707563713804428032" text:style-name="L7">
        <text:list-item>
          <text:p text:style-name="P7">Entregar script limpio</text:p>
        </text:list-item>
        <text:list-item>
          <text:p text:style-name="P7">AJAX</text:p>
        </text:list-item>
      </text:list>
      <text:p text:style-name="Text_20_body"/>
      <text:p text:style-name="Text_20_body">Adecuación a RF propuestos:</text:p>
      <text:list xml:id="list7155422169109054893" text:style-name="L8">
        <text:list-item>
          <text:p text:style-name="P8">Bloqueo de usuario</text:p>
        </text:list-item>
        <text:list-item>
          <text:p text:style-name="P8">Edición de perfil</text:p>
        </text:list-item>
        <text:list-item>
          <text:p text:style-name="P8">Carátula</text:p>
        </text:list-item>
        <text:list-item>
          <text:p text:style-name="P8">Estado de juego y finalización</text:p>
        </text:list-item>
        <text:list-item>
          <text:p text:style-name="P8">Edición de categorías y plataforma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7T16:04:11</dc:date>
    <dc:creator>Alejandro Jurado</dc:creator>
    <meta:editing-duration>PT26M49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2" meta:paragraph-count="44" meta:word-count="228" meta:character-count="1383"/>
  </office:meta>
</office:document-meta>
</file>